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6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62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2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2">
          <table:table-cell table:number-columns-repeated="3"/>
          <table:table-cell table:style-name="ce5"/>
          <table:table-cell table:style-name="Default"/>
          <table:table-cell table:number-columns-repeated="994"/>
        </table:table-row>
        <table:table-row table:style-name="ro2">
          <table:table-cell/>
          <table:table-cell table:style-name="ce2" table:formula="of:=[.K209]" office:value-type="float" office:value="553.92074">
            <text:p>554</text:p>
          </table:table-cell>
          <table:table-cell table:style-name="ce2" table:formula="of:=[.L209]" office:value-type="float" office:value="2722.31264">
            <text:p>2,72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4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1" office:value-type="string">
            <text:p>Entropy</text:p>
          </table:table-cell>
          <table:table-cell table:number-columns-repeated="965"/>
        </table:table-row>
        <table:table-row table:style-name="ro4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7" office:value-type="string">
            <text:p>max.Accuracy.OOB</text:p>
          </table:table-cell>
          <table:table-cell table:style-name="ce7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7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6]/[.O44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7]/[.O4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69]/[.B$12]" office:value-type="percentage" office:value="0.933826381008951">
            <text:p>93.38%</text:p>
          </table:table-cell>
          <table:table-cell table:style-name="ce4" table:formula="of:=[.L$69]/[.C$12]" office:value-type="percentage" office:value="0.912078955780773">
            <text:p>91.21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499">
            <text:p>499.0000</text:p>
          </table:table-cell>
          <table:table-cell table:style-name="ce25" table:formula="of:=[.O18]/[.O4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25" table:formula="of:=[.O19]/[.O47]" office:value-type="percentage" office:value="0.99831932773109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69]/[.B$12]" office:value-type="percentage" office:value="0.933826381008951">
            <text:p>93.38%</text:p>
          </table:table-cell>
          <table:table-cell table:style-name="ce4" table:formula="of:=[.L$69]/[.C$12]" office:value-type="percentage" office:value="0.912078955780773">
            <text:p>91.21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25" table:formula="of:=[.O20]/[.O48]" office:value-type="percentage" office:value="1.00990099009901">
            <text:p>100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53]/[.B$12]" office:value-type="percentage" office:value="0.994011403147678">
            <text:p>99.40%</text:p>
          </table:table-cell>
          <table:table-cell table:style-name="ce4" table:formula="of:=[.L$153]/[.C$12]" office:value-type="percentage" office:value="0.980771951306812">
            <text:p>98.08%</text:p>
          </table:table-cell>
          <table:table-cell office:value-type="string">
            <text:p>Added Edn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1]/[.O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formula="of:=[.K$181]/[.B$12]" office:value-type="percentage" office:value="0.992937119487528">
            <text:p>99.29%</text:p>
          </table:table-cell>
          <table:table-cell table:style-name="ce4" table:formula="of:=[.L$181]/[.C$12]" office:value-type="percentage" office:value="0.994504514367607">
            <text:p>99.45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25" table:formula="of:=[.O22]/[.O50]" office:value-type="percentage" office:value="0.997126515100746">
            <text:p>99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25" table:formula="of:=[.O23]/[.O51]" office:value-type="percentage" office:value="0.999200910553789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4]/[.O5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5]/[.O5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26]/[.O5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27]/[.O5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25" table:formula="of:=[.O28]/[.O56]" office:value-type="percentage" office:value="1.00000048023043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25" table:formula="of:=[.O29]/[.O57]" office:value-type="percentage" office:value="0.999432359905288">
            <text:p>99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30]/[.O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31]/[.O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32]/[.O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3]/[.O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]/[.O6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5]/[.O6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36]/[.O64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37]/[.O65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25" table:formula="of:=[.O38]/[.O66]" office:value-type="percentage" office:value="0.975243772180684">
            <text:p>97.5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1148">
            <text:p>1148</text:p>
          </table:table-cell>
          <table:table-cell table:style-name="ce25" table:formula="of:=[.O39]/[.O67]" office:value-type="percentage" office:value="1.54301075268817">
            <text:p>154.3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40]/[.O68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17.245009">
            <text:p>517.25</text:p>
          </table:table-cell>
          <table:table-cell table:style-name="ce16" table:formula="of:=SUM([.L16:.L40])" office:value-type="float" office:value="2501.74149">
            <text:p>2,501.7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1.02258302040706">
            <text:p>102.26%</text:p>
          </table:table-cell>
          <table:table-cell table:style-name="ce17" table:formula="of:=[.L41]/[.L97]" office:value-type="percentage" office:value="1.00743972454638">
            <text:p>100.74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44]/[.O72]" office:value-type="percentage" office:value="1.01301518438178">
            <text:p>101.3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45]/[.O73]" office:value-type="percentage" office:value="0.864864864864865">
            <text:p>86.4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3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499">
            <text:p>499.0000</text:p>
          </table:table-cell>
          <table:table-cell table:style-name="ce25" table:formula="of:=[.O46]/[.O74]" office:value-type="percentage" office:value="1.00200803212851">
            <text:p>100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97]/[.B$12]" office:value-type="percentage" office:value="0.913166782670026">
            <text:p>91.32%</text:p>
          </table:table-cell>
          <table:table-cell table:style-name="ce4" table:formula="of:=[.L$97]/[.C$12]" office:value-type="percentage" office:value="0.912190111272451">
            <text:p>91.22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47]/[.O7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81]/[.B$12]" office:value-type="percentage" office:value="0.992937119487528">
            <text:p>99.29%</text:p>
          </table:table-cell>
          <table:table-cell table:style-name="ce4" table:formula="of:=[.L$181]/[.C$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48]/[.O7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1">
            <text:p>100.00%</text:p>
          </table:table-cell>
          <table:table-cell table:style-name="ce4" table:formula="of:=[.L$209]/[.C$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49]/[.O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25" table:formula="of:=[.O50]/[.O78]" office:value-type="percentage" office:value="0.996222344388923">
            <text:p>99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25" table:formula="of:=[.O51]/[.O79]" office:value-type="percentage" office:value="1.00869219586816">
            <text:p>100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52]/[.O8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53]/[.O8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54]/[.O8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55]/[.O83]" office:value-type="percentage" office:value="0.99839238572803">
            <text:p>99.8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25" table:formula="of:=[.O56]/[.O84]" office:value-type="percentage" office:value="0.9987981487942">
            <text:p>99.8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25" table:formula="of:=[.O57]/[.O85]" office:value-type="percentage" office:value="0.998584799632029">
            <text:p>9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25" table:formula="of:=[.O58]/[.O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59]/[.O87]" office:value-type="percentage" office:value="0.970695436652573">
            <text:p>97.0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60]/[.O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61]/[.O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62]/[.O9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63]/[.O9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64]/[.O9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65]/[.O9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66]/[.O9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67]/[.O95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4"/>
          <table:table-cell/>
          <table:table-cell table:number-columns-repeated="2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17.2658">
            <text:p>517.27</text:p>
          </table:table-cell>
          <table:table-cell table:style-name="ce16" table:formula="of:=SUM([.L44:.L68])" office:value-type="float" office:value="2482.96407">
            <text:p>2,482.96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1.01844589682808">
            <text:p>101.84%</text:p>
          </table:table-cell>
          <table:table-cell table:style-name="ce17" table:formula="of:=[.L69]/[.L125]" office:value-type="percentage" office:value="0.987738015785817">
            <text:p>98.77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2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25" table:formula="of:=[.O72]/[.O100]" office:value-type="percentage" office:value="0.989270386266094">
            <text:p>98.93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97]/[.B$12]" office:value-type="percentage" office:value="0.913166782670026">
            <text:p>91.32%</text:p>
          </table:table-cell>
          <table:table-cell table:style-name="ce4" table:formula="of:=[.L$97]/[.C$12]" office:value-type="percentage" office:value="0.912190111272451">
            <text:p>91.22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25" table:formula="of:=[.O73]/[.O101]" office:value-type="percentage" office:value="1.15625">
            <text:p>115.6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3">
          <table:table-cell/>
          <table:table-cell table:style-name="ce4" table:formula="of:=[.K$181]/[.B$12]" office:value-type="percentage" office:value="0.992937119487528">
            <text:p>99.29%</text:p>
          </table:table-cell>
          <table:table-cell table:style-name="ce4" table:formula="of:=[.L$181]/[.C$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72:.O73])" office:value-type="float" office:value="498">
            <text:p>498.0000</text:p>
          </table:table-cell>
          <table:table-cell table:style-name="ce25" table:formula="of:=[.O74]/[.O10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09]/[.B$12]" office:value-type="percentage" office:value="1">
            <text:p>100.00%</text:p>
          </table:table-cell>
          <table:table-cell table:style-name="ce4" table:formula="of:=[.L$209]/[.C$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75]/[.O103]" office:value-type="percentage" office:value="0.999160369437448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76]/[.O104]" office:value-type="percentage" office:value="1.00497512437811">
            <text:p>100.5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77]/[.O1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78]/[.O1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5" table:formula="of:=[.O79]/[.O107]" office:value-type="percentage" office:value="0.990631228839789">
            <text:p>99.0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80]/[.O10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81]/[.O10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82]/[.O11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83]/[.O11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5" table:formula="of:=[.O84]/[.O112]" office:value-type="percentage" office:value="1.0057865728482">
            <text:p>100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5" table:formula="of:=[.O85]/[.O113]" office:value-type="percentage" office:value="1.00856343916238">
            <text:p>100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5" table:formula="of:=[.O86]/[.O1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859">
            <text:p>0.6859</text:p>
          </table:table-cell>
          <table:table-cell table:style-name="ce25" table:formula="of:=[.O87]/[.O1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5" table:formula="of:=[.O88]/[.O1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89]/[.O1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90]/[.O11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91]/[.O11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92]/[.O120]" office:value-type="percentage" office:value="1.00512656199936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93]/[.O121]" office:value-type="percentage" office:value="1.07514450867052">
            <text:p>107.51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94]/[.O122]" office:value-type="percentage" office:value="1.02798144015868">
            <text:p>102.8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95]/[.O123]" office:value-type="percentage" office:value="1.07514450867052">
            <text:p>107.51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05.82202">
            <text:p>505.82</text:p>
          </table:table-cell>
          <table:table-cell table:style-name="ce16" table:formula="of:=SUM([.L72:.L96])" office:value-type="float" office:value="2483.26667">
            <text:p>2,483.27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97]/[.K153]" office:value-type="percentage" office:value="0.918668316860706">
            <text:p>91.87%</text:p>
          </table:table-cell>
          <table:table-cell table:style-name="ce17" table:formula="of:=[.L97]/[.L153]" office:value-type="percentage" office:value="0.930073611971691">
            <text:p>93.01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5" table:formula="of:=[.O100]/[.O128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125]/[.B12]" office:value-type="percentage" office:value="0.916913096628229">
            <text:p>91.69%</text:p>
          </table:table-cell>
          <table:table-cell table:style-name="ce4" table:formula="of:=[.L125]/[.C12]" office:value-type="percentage" office:value="0.923401692760755">
            <text:p>92.3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01]/[.O129]" office:value-type="percentage" office:value="16">
            <text:p>16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100:.O101])" office:value-type="float" office:value="498">
            <text:p>498.0000</text:p>
          </table:table-cell>
          <table:table-cell table:style-name="ce25" table:formula="of:=[.O102]/[.O130]" office:value-type="percentage" office:value="0.844067796610169">
            <text:p>84.4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5" table:formula="of:=[.O103]/[.O131]" office:value-type="percentage" office:value="0.888143176733781">
            <text:p>88.8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5" table:formula="of:=[.O104]/[.O132]" office:value-type="percentage" office:value="3.94117647058824">
            <text:p>394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05]/[.O1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06]/[.O134]" office:value-type="percentage" office:value="1.15716364676733">
            <text:p>115.7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5" table:formula="of:=[.O107]/[.O135]" office:value-type="percentage" office:value="0.736809777800587">
            <text:p>73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08]/[.O13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09]/[.O13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10]/[.O138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11]/[.O139]" office:value-type="percentage" office:value="1.17358477966537">
            <text:p>117.3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5" table:formula="of:=[.O112]/[.O140]" office:value-type="percentage" office:value="1.10096785850042">
            <text:p>110.1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5" table:formula="of:=[.O113]/[.O141]" office:value-type="percentage" office:value="1.09929246334083">
            <text:p>109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5" table:formula="of:=[.O114]/[.O1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15]/[.O1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5" table:formula="of:=[.O116]/[.O1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17]/[.O1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18]/[.O14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119]/[.O14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5" table:formula="of:=[.O120]/[.O148]" office:value-type="percentage" office:value="1.20677951538065">
            <text:p>120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121]/[.O149]" office:value-type="percentage" office:value="0.991404011461318">
            <text:p>99.14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5" table:formula="of:=[.O122]/[.O150]" office:value-type="percentage" office:value="1.18374876836964">
            <text:p>118.3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123]/[.O151]" office:value-type="percentage" office:value="0.991404011461318">
            <text:p>99.14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07.897181">
            <text:p>507.90</text:p>
          </table:table-cell>
          <table:table-cell table:style-name="ce16" table:formula="of:=SUM([.L100:.L124])" office:value-type="float" office:value="2513.7881">
            <text:p>2,513.79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25]/[.K181]" office:value-type="percentage" office:value="0.923435209171617">
            <text:p>92.34%</text:p>
          </table:table-cell>
          <table:table-cell table:style-name="ce17" table:formula="of:=[.L125]/[.L181]" office:value-type="percentage" office:value="0.928504274661774">
            <text:p>92.85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5" table:formula="of:=[.O128]/[.O156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153]/[.B12]" office:value-type="percentage" office:value="0.994011403147678">
            <text:p>99.40%</text:p>
          </table:table-cell>
          <table:table-cell table:style-name="ce4" table:formula="of:=[.L153]/[.C12]" office:value-type="percentage" office:value="0.980771951306812">
            <text:p>98.08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5" table:formula="of:=[.O129]/[.O1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table:formula="of:=SUM([.O128:.O129])" office:value-type="float" office:value="590">
            <text:p>590.0000</text:p>
          </table:table-cell>
          <table:table-cell table:style-name="ce25" table:formula="of:=[.O130]/[.O158]" office:value-type="percentage" office:value="0.996621621621622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5" table:formula="of:=[.O131]/[.O159]" office:value-type="percentage" office:value="0.963362068965517">
            <text:p>96.3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5" table:formula="of:=[.O132]/[.O1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33]/[.O1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5" table:formula="of:=[.O134]/[.O162]" office:value-type="percentage" office:value="1.0187045781463">
            <text:p>101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5" table:formula="of:=[.O135]/[.O163]" office:value-type="percentage" office:value="0.977683992697993">
            <text:p>97.7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36]/[.O164]" office:value-type="percentage" office:value="0.777777777777778">
            <text:p>77.7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37]/[.O165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38]/[.O16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5" table:formula="of:=[.O139]/[.O167]" office:value-type="percentage" office:value="1.00378784825528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5" table:formula="of:=[.O140]/[.O168]" office:value-type="percentage" office:value="1.00319737645333">
            <text:p>100.3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5" table:formula="of:=[.O141]/[.O169]" office:value-type="percentage" office:value="1.02300908466945">
            <text:p>102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5" table:formula="of:=[.O142]/[.O1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43]/[.O1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5" table:formula="of:=[.O144]/[.O1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45]/[.O1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46]/[.O17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147]/[.O17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5" table:formula="of:=[.O148]/[.O176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149]/[.O1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3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5" table:formula="of:=[.O150]/[.O178]" office:value-type="percentage" office:value="1.03425771340604">
            <text:p>103.4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151]/[.O179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50.603532">
            <text:p>550.60</text:p>
          </table:table-cell>
          <table:table-cell table:style-name="ce16" table:formula="of:=SUM([.L128:.L152])" office:value-type="float" office:value="2669.96788">
            <text:p>2,669.97</text:p>
          </table:table-cell>
          <table:table-cell table:number-columns-repeated="987"/>
        </table:table-row>
        <table:table-row table:style-name="ro3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153]/[.K209]" office:value-type="percentage" office:value="0.994011403147678">
            <text:p>99.40%</text:p>
          </table:table-cell>
          <table:table-cell table:style-name="ce17" table:formula="of:=[.L153]/[.L209]" office:value-type="percentage" office:value="0.980771951306812">
            <text:p>98.08%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5" table:formula="of:=[.O156]/[.O184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181]/[.B12]" office:value-type="percentage" office:value="0.992937119487528">
            <text:p>99.29%</text:p>
          </table:table-cell>
          <table:table-cell table:style-name="ce4" table:formula="of:=[.L181]/[.C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57]/[.O1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4" table:formula="of:=SUM([.O156:.O157])" office:value-type="float" office:value="592">
            <text:p>592.0000</text:p>
          </table:table-cell>
          <table:table-cell table:style-name="ce25" table:formula="of:=[.O158]/[.O186]" office:value-type="percentage" office:value="0.996632996632997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159]/[.O187]" office:value-type="percentage" office:value="1.01310043668122">
            <text:p>101.3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160]/[.O188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61]/[.O1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5" table:formula="of:=[.O162]/[.O190]" office:value-type="percentage" office:value="1.0276244248378">
            <text:p>102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5" table:formula="of:=[.O163]/[.O191]" office:value-type="percentage" office:value="1.0016809625837">
            <text:p>100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5" table:formula="of:=[.O164]/[.O192]" office:value-type="percentage" office:value="1.28571428571429">
            <text:p>128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165]/[.O193]" office:value-type="percentage" office:value="1.16666666666667">
            <text:p>11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66]/[.O19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5" table:formula="of:=[.O167]/[.O195]" office:value-type="percentage" office:value="1.0038022506036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5" table:formula="of:=[.O168]/[.O196]" office:value-type="percentage" office:value="1.00886057032765">
            <text:p>100.8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5" table:formula="of:=[.O169]/[.O197]" office:value-type="percentage" office:value="0.996588279167425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5" table:formula="of:=[.O170]/[.O1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71]/[.O1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72]/[.O2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73]/[.O2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74]/[.O20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75]/[.O20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176]/[.O20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177]/[.O2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178]/[.O206]" office:value-type="percentage" office:value="0.990741536346451">
            <text:p>99.0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5" table:formula="of:=[.O179]/[.O207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50.008464">
            <text:p>550.01</text:p>
          </table:table-cell>
          <table:table-cell table:style-name="ce16" table:formula="of:=SUM([.L156:.L180])" office:value-type="float" office:value="2707.35221">
            <text:p>2,707.35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5" table:formula="of:=[.O184]/[.O212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09]/[.B12]" office:value-type="percentage" office:value="1">
            <text:p>100.00%</text:p>
          </table:table-cell>
          <table:table-cell table:style-name="ce4" table:formula="of:=[.L209]/[.C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85]/[.O2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4" table:formula="of:=SUM([.O184:.O185])" office:value-type="float" office:value="594">
            <text:p>594.0000</text:p>
          </table:table-cell>
          <table:table-cell table:style-name="ce25" table:formula="of:=[.O186]/[.O214]" office:value-type="percentage" office:value="1.0050761421319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5" table:formula="of:=[.O187]/[.O215]" office:value-type="percentage" office:value="0.987068965517241">
            <text:p>98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5" table:formula="of:=[.O188]/[.O2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89]/[.O2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5" table:formula="of:=[.O190]/[.O218]" office:value-type="percentage" office:value="1.03513958398882">
            <text:p>103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5" table:formula="of:=[.O191]/[.O219]" office:value-type="percentage" office:value="0.871978725600958">
            <text:p>87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92]/[.O22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93]/[.O221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94]/[.O22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5" table:formula="of:=[.O195]/[.O223]" office:value-type="percentage" office:value="0.99832663768751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5" table:formula="of:=[.O196]/[.O224]" office:value-type="percentage" office:value="0.997544565413818">
            <text:p>99.7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5" table:formula="of:=[.O197]/[.O225]" office:value-type="percentage" office:value="1.02581828610052">
            <text:p>102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198]/[.O2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99]/[.O2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00]/[.O2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01]/[.O2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02]/[.O23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03]/[.O23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04]/[.O23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05]/[.O233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5" table:formula="of:=[.O206]/[.O234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5" table:formula="of:=[.O207]/[.O235]" office:value-type="percentage" office:value="2">
            <text:p>2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53.92074">
            <text:p>553.92</text:p>
          </table:table-cell>
          <table:table-cell table:style-name="ce16" table:formula="of:=SUM([.L184:.L208])" office:value-type="float" office:value="2722.31264">
            <text:p>2,722.31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12]/[.O240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37]/[.B12]" office:value-type="percentage" office:value="1.00489255917733">
            <text:p>100.49%</text:p>
          </table:table-cell>
          <table:table-cell table:style-name="ce4" table:formula="of:=[.L237]/[.C12]" office:value-type="percentage" office:value="1.00779532801934">
            <text:p>100.78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13]/[.O24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212:.O213])" office:value-type="float" office:value="591">
            <text:p>591.0000</text:p>
          </table:table-cell>
          <table:table-cell table:style-name="ce25" table:formula="of:=[.O214]/[.O24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15]/[.O24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16]/[.O2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17]/[.O2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5" table:formula="of:=[.O218]/[.O246]" office:value-type="percentage" office:value="0.981889537090314">
            <text:p>98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5" table:formula="of:=[.O219]/[.O247]" office:value-type="percentage" office:value="1.01617292848923">
            <text:p>101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20]/[.O24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21]/[.O24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22]/[.O2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223]/[.O25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5" table:formula="of:=[.O224]/[.O252]" office:value-type="percentage" office:value="0.989941909671122">
            <text:p>98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5" table:formula="of:=[.O225]/[.O253]" office:value-type="percentage" office:value="0.994562153760856">
            <text:p>99.4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226]/[.O2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27]/[.O25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28]/[.O2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29]/[.O2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30]/[.O2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31]/[.O25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32]/[.O26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33]/[.O26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34]/[.O26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35]/[.O263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2:.K236])" office:value-type="float" office:value="556.63083">
            <text:p>556.63</text:p>
          </table:table-cell>
          <table:table-cell table:style-name="ce16" table:formula="of:=SUM([.L212:.L236])" office:value-type="float" office:value="2743.53396">
            <text:p>2,743.5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40]/[.O269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65]/[.B12]" office:value-type="percentage" office:value="1.00455725849875">
            <text:p>100.46%</text:p>
          </table:table-cell>
          <table:table-cell table:style-name="ce4" table:formula="of:=[.L265]/[.C12]" office:value-type="percentage" office:value="1.00660576589763">
            <text:p>100.66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41]/[.O2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4" table:formula="of:=SUM([.O240:.O241])" office:value-type="float" office:value="591">
            <text:p>591.0000</text:p>
          </table:table-cell>
          <table:table-cell table:style-name="ce25" table:formula="of:=[.O242]/[.O271]" office:value-type="percentage" office:value="0.991610738255034">
            <text:p>99.1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43]/[.O27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44]/[.O2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5" table:formula="of:=[.O246]/[.O275]" office:value-type="percentage" office:value="1.0170364">
            <text:p>101.7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5" table:formula="of:=[.O247]/[.O276]" office:value-type="percentage" office:value="0.998204832155311">
            <text:p>99.8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48]/[.O277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49]/[.O278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50]/[.O279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251]/[.O280]" office:value-type="percentage" office:value="1.00144587269551">
            <text:p>100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5" table:formula="of:=[.O252]/[.O281]" office:value-type="percentage" office:value="1.07649508894454">
            <text:p>107.6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5" table:formula="of:=[.O253]/[.O282]" office:value-type="percentage" office:value="1.04301837553003">
            <text:p>104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55]/[.O28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57]/[.O2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58]/[.O2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60]/[.O28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61]/[.O29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62]/[.O29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63]/[.O292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0:.K264])" office:value-type="float" office:value="556.4451">
            <text:p>556.45</text:p>
          </table:table-cell>
          <table:table-cell table:style-name="ce16" table:formula="of:=SUM([.L240:.L264])" office:value-type="float" office:value="2740.2956">
            <text:p>2,740.30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5" table:formula="of:=[.O269]/[.O297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3">
          <table:table-cell/>
          <table:table-cell table:style-name="ce4" table:formula="of:=[.K294]/[.B12]" office:value-type="percentage" office:value="1.01050074420395">
            <text:p>101.05%</text:p>
          </table:table-cell>
          <table:table-cell table:style-name="ce4" table:formula="of:=[.L294]/[.C12]" office:value-type="percentage" office:value="1.01774776316654">
            <text:p>101.77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70]/[.O2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4" table:formula="of:=SUM([.O269:.O270])" office:value-type="float" office:value="596">
            <text:p>596.0000</text:p>
          </table:table-cell>
          <table:table-cell table:style-name="ce25" table:formula="of:=[.O271]/[.O299]" office:value-type="percentage" office:value="1.00846023688663">
            <text:p>100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72]/[.O30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73]/[.O3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 table:formula="of:=[.O275]/[.O30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5" table:formula="of:=[.O276]/[.O304]" office:value-type="percentage" office:value="1.01681835238745">
            <text:p>101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 table:formula="of:=[.O277]/[.O30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 table:formula="of:=[.O278]/[.O3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 table:formula="of:=[.O279]/[.O30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5" table:formula="of:=[.O280]/[.O308]" office:value-type="percentage" office:value="0.999565277711578">
            <text:p>99.9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5" table:formula="of:=[.O281]/[.O309]" office:value-type="percentage" office:value="0.990283885298991">
            <text:p>99.0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5" table:formula="of:=[.O282]/[.O310]" office:value-type="percentage" office:value="0.995705629765138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84]/[.O31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86]/[.O3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87]/[.O3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89]/[.O31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90]/[.O31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91]/[.O31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92]/[.O320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69:.K293])" office:value-type="float" office:value="559.73732">
            <text:p>559.74</text:p>
          </table:table-cell>
          <table:table-cell table:style-name="ce16" table:formula="of:=SUM([.L269:.L293])" office:value-type="float" office:value="2770.6276">
            <text:p>2,770.63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6"/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22]/[.B12]" office:value-type="percentage" office:value="1.00248234918952">
            <text:p>100.25%</text:p>
          </table:table-cell>
          <table:table-cell table:style-name="ce4" table:formula="of:=[.L322]/[.C12]" office:value-type="percentage" office:value="1.01845116507265">
            <text:p>101.85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4" table:formula="of:=SUM([.O297:.O298])" office:value-type="float" office:value="591">
            <text:p>59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2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 table:number-columns-repeated="8"/>
          <table:table-cell table:number-columns-repeated="974"/>
        </table:table-row>
        <table:table-row table:style-name="ro2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2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97:.K321])" office:value-type="float" office:value="555.2957647">
            <text:p>555.30</text:p>
          </table:table-cell>
          <table:table-cell table:style-name="ce16" table:formula="of:=SUM([.L297:.L321])" office:value-type="float" office:value="2772.5424799">
            <text:p>2,772.54</text:p>
          </table:table-cell>
          <table:table-cell table:number-columns-repeated="987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2" table:number-rows-repeated="1048252">
          <table:table-cell table:number-columns-repeated="999"/>
        </table:table-row>
        <table:table-row table:style-name="ro2">
          <table:table-cell table:number-columns-repeated="999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office:value-type="string">
            <text:p>##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2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2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2">
          <table:table-cell office:value-type="string">
            <text:p>Classification:</text:p>
          </table:table-cell>
          <table:table-cell table:style-name="Default"/>
        </table:table-row>
        <table:table-row table:style-name="ro2">
          <table:table-cell/>
          <table:table-cell office:value-type="string">
            <text:p>OOBobs confusion matrix [NY]</text:p>
          </table:table-cell>
        </table:table-row>
        <table:table-row table:style-name="ro2">
          <table:table-cell/>
          <table:table-cell office:value-type="string">
            <text:p>OOBobs confusion matrix [YN]</text:p>
          </table:table-cell>
        </table:table-row>
        <table:table-row table:style-name="ro2">
          <table:table-cell/>
          <table:table-cell office:value-type="string">
            <text:p>OOBobs errors</text:p>
          </table:table-cell>
        </table:table-row>
        <table:table-row table:style-name="ro2">
          <table:table-cell/>
          <table:table-cell office:value-type="string">
            <text:p>newobs confusion matrix [N]</text:p>
          </table:table-cell>
        </table:table-row>
        <table:table-row table:style-name="ro2">
          <table:table-cell/>
          <table:table-cell office:value-type="string">
            <text:p>newobs confusion matrix [Y]</text:p>
          </table:table-cell>
        </table:table-row>
        <table:table-row table:style-name="ro2">
          <table:table-cell/>
          <table:table-cell office:value-type="string">
            <text:p>newobs dups/hints errors</text:p>
          </table:table-cell>
        </table:table-row>
        <table:table-row table:style-name="ro2">
          <table:table-cell/>
          <table:table-cell table:style-name="ce6" office:value-type="string">
            <text:p>max.AUCpROC.OOB:glb_sel_mdl</text:p>
          </table:table-cell>
        </table:table-row>
        <table:table-row table:style-name="ro2">
          <table:table-cell/>
          <table:table-cell office:value-type="string">
            <text:p>max.AUCROCR.OOB:glb_sel_mdl</text:p>
          </table:table-cell>
        </table:table-row>
        <table:table-row table:style-name="ro2">
          <table:table-cell/>
          <table:table-cell office:value-type="string">
            <text:p>opt.prob.threshold.OOB:glb_sel_mdl</text:p>
          </table:table-cell>
        </table:table-row>
        <table:table-row table:style-name="ro2">
          <table:table-cell/>
          <table:table-cell table:style-name="ce6" office:value-type="string">
            <text:p>opt.prob.threshold.fit:glb_sel_mdl</text:p>
          </table:table-cell>
        </table:table-row>
        <table:table-row table:style-name="ro2">
          <table:table-cell/>
          <table:table-cell table:style-name="ce6" office:value-type="string">
            <text:p>opt.prob.threshold.fit:glb_fin_mdl</text:p>
          </table:table-cell>
        </table:table-row>
        <table:table-row table:style-name="ro2">
          <table:table-cell/>
          <table:table-cell office:value-type="string">
            <text:p>max.Accuracy.OOB:glb_sel_mdl</text:p>
          </table:table-cell>
        </table:table-row>
        <table:table-row table:style-name="ro2">
          <table:table-cell/>
          <table:table-cell office:value-type="string">
            <text:p>max.Accuracy.fit:glb_sel_mdl</text:p>
          </table:table-cell>
        </table:table-row>
        <table:table-row table:style-name="ro2">
          <table:table-cell/>
          <table:table-cell office:value-type="string">
            <text:p>max.Accuracy.fit:glb_fin_mdl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office:value-type="string">
            <text:p>Regression:</text:p>
          </table:table-cell>
          <table:table-cell table:style-name="Default"/>
        </table:table-row>
        <table:table-row table:style-name="ro2">
          <table:table-cell/>
          <table:table-cell table:style-name="ce6" office:value-type="string">
            <text:p>min.RMSE.OOB:glb_sel_mdl</text:p>
          </table:table-cell>
        </table:table-row>
        <table:table-row table:style-name="ro2">
          <table:table-cell/>
          <table:table-cell table:style-name="ce6" office:value-type="string">
            <text:p>min.RMSE.fit:glb_fin_mdl</text:p>
          </table:table-cell>
        </table:table-row>
        <table:table-row table:style-name="ro2">
          <table:table-cell/>
          <table:table-cell table:style-name="ce6" office:value-type="string">
            <text:p>max.R.sq.OOB:glb_sel_mdl</text:p>
          </table:table-cell>
        </table:table-row>
        <table:table-row table:style-name="ro2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291:stage.C30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09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31T09:06:00</dc:date>
    <dc:creator>Balaji Iyengar</dc:creator>
    <meta:editing-duration>PT1764H02M32S</meta:editing-duration>
    <meta:editing-cycles>616</meta:editing-cycles>
    <meta:document-statistic meta:table-count="3" meta:cell-count="2659" meta:object-count="0"/>
    <meta:user-defined meta:name=""/>
  </office:meta>
</office:document-meta>
</file>